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e856f"/>
    </style:style>
    <style:style style:name="T2" style:family="text">
      <style:text-properties officeooo:rsid="001143b6"/>
    </style:style>
    <style:style style:name="T3" style:family="text">
      <style:text-properties officeooo:rsid="001244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ina 27 pdf</text:p>
      <text:p text:style-name="P2"/>
      <text:p text:style-name="P1">1 – Tutto il brano T3; seconda colonna del T4; tutto il T5</text:p>
      <text:p text:style-name="P1"/>
      <text:p text:style-name="P1">3 – Dalle testimonianze si può vedere una dimensione spaziale orientata verso il basso specialmente quando si parla di cio che rappresentano le trincee per i soldati: sono il posto in cui si "riposano", le loro unica possibilità di sopravvivenza, e<text:span text:style-name="T1">d anche</text:span> il fatto stesso di vivere a contatto con la terra è una sorta di paragone alla vita di un animale, come per evidenziare il fatto che vivevano come bestie.</text:p>
      <text:p text:style-name="P1"/>
      <text:p text:style-name="P1">5- L'autore del brano t5 è probabilmente uno dei tantissimi soldati che ha al massimo una semplice istruzione elementare. Colui che scrive sembra volere informare qualcuno della situazione <text:span text:style-name="T1">al fronte</text:span>, come i parenti.</text:p>
      <text:p text:style-name="P2"/>
      <text:p text:style-name="P1">7- Il termina guerra di posizione indica uno scontro dominato dal logoramento, sia fisico che mentale, che avviene in un'area molto <text:span text:style-name="T1">ristretta</text:span> e che molto raramente vede un avanzamento dei fronti. La caratteristica principale di questa guerra sono le trincee, scavate e rinforzate nella terra, che diventano la casa e l'unico riparo dei soldati impegnati nei combattimenti e nell'attesa del conflitto.</text:p>
      <text:p text:style-name="P2"/>
      <text:p text:style-name="P2"/>
      <text:p text:style-name="P1">Pagina 29 pdf.</text:p>
      <text:p text:style-name="P1">1 – L'evento narrato della poesia tratta di un soldato, rimasto mutilato, che si trova dolorante e sofferente nella terra di nessuno e chiede inutilmente l'aiuto di alcuni commilitoni che tuttavia sono impossibilitati a uscire dalla relativa sicurezza delle loro trincee. L'autore spera in una morte rapida per il ferito, così che almeno possa smettere di soffrire.</text:p>
      <text:p text:style-name="P2"/>
      <text:p text:style-name="P1">4- Quando si parla della morte di massa in un assalto, <text:s/>di solito si <text:span text:style-name="T1">intende la</text:span> capacità distruttiva della mitragliatrice, che <text:span text:style-name="T1">riesce a sparare tantissimi colpi al minuto</text:span>. Nel brano tratto da 'Niente di nuovo sul fronte occidentale' si fa invece riferimento <text:span text:style-name="T1">più ai </text:span>proiettili d'artiglieria che <text:span text:style-name="T1">portano</text:span> il soldato a <text:span text:style-name="T1">buttarsi</text:span> a terra appena sente il fischio del proiettile <text:span text:style-name="T1">che avanza </text:span>nell'aria.</text:p>
      <text:p text:style-name="P2"/>
      <text:p text:style-name="P1">6 – Con ' morte di massa' si intende il continuo susseguirsi degli assalti da trincea a trincea di interi battaglioni, che finivano decimati dal fuoco nemico <text:span text:style-name="T1">delle mitragliatrici,</text:span> spesso prima di riuscire ad attraversare la terra di nessuno, facendo crescere <text:span text:style-name="T1">esponenzialmente </text:span>il numero delle perdite. </text:p>
      <text:p text:style-name="P2"><text:soft-page-break/></text:p>
      <text:p text:style-name="P2"/>
      <text:p text:style-name="P2"/>
      <text:p text:style-name="P1">Pag 31 pdf</text:p>
      <text:p text:style-name="P2"/>
      <text:p text:style-name="P1">1 - Le manifestazioni più frequenti della nevrosi di guerra sono: tremiti, sonno disturbato e interrotto da incubi di carattere bellico, reazioni esagerate all'accenno del minimo pericolo.</text:p>
      <text:p text:style-name="P2"/>
      <text:p text:style-name="P1">3 – <text:span text:style-name="T3">V</text:span>enivano solitamente prima ricoverati in un ospedale e nei casi più gravi spediti al manicomio.</text:p>
      <text:p text:style-name="P2"/>
      <text:p text:style-name="P1">4 – Il dubbio nasce dalla reazione dei pazienti alle richieste dei dottori. Coloro che si rivelavano ostili o mentalmente impossibilitati a sostenere le varie prove della visita erano sospettati di simulazione perchè il paziente vero <text:span text:style-name="T2">di solito era</text:span> collaborativo con chi doveva visitarl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5M9S</meta:editing-duration>
    <meta:editing-cycles>9</meta:editing-cycles>
    <meta:generator>LibreOffice/5.2.1.2$Windows_x86 LibreOffice_project/31dd62db80d4e60af04904455ec9c9219178d620</meta:generator>
    <dc:date>2017-10-26T12:24:30.177000000</dc:date>
    <meta:document-statistic meta:table-count="0" meta:image-count="0" meta:object-count="0" meta:page-count="2" meta:paragraph-count="13" meta:word-count="435" meta:character-count="2752" meta:non-whitespace-character-count="2322"/>
    <meta:user-defined meta:name="Info 1"/>
    <meta:user-defined meta:name="Info 2"/>
    <meta:user-defined meta:name="Info 3"/>
    <meta:user-defined meta:name="Info 4"/>
  </office:meta>
</office:document-meta>
</file>